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165.10mm" svg:height="163.83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65.10mm" svg:height="65.19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60.66mm" svg:height="162.98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draw:frame text:anchor-type="as-char" svg:width="165.10mm" svg:height="129.12mm" style:rel-width="scale" style:rel-height="scale"><draw:object-ole xlink:href="OleObj4"/><draw:image xlink:href="ObjectReplacements/OleObj4"/></draw:frame><text:span text:style-name="T1"/></text:p>
      <text:p text:style-name="P1"><text:span text:style-name="T1"/></text:p>
      <text:p text:style-name="P1"><draw:frame text:anchor-type="as-char" svg:width="165.10mm" svg:height="77.26mm" style:rel-width="scale" style:rel-height="scale"><draw:object-ole xlink:href="OleObj5"/><draw:image xlink:href="ObjectReplacements/OleObj5"/></draw:frame><text:span text:style-name="T1"/></text:p>
      <text:p text:style-name="P1"><draw:frame text:anchor-type="as-char" svg:width="161.93mm" svg:height="189.02mm" style:rel-width="scale" style:rel-height="scale"><draw:object-ole xlink:href="OleObj6"/><draw:image xlink:href="ObjectReplacements/OleObj6"/></draw:frame><text:span text:style-name="T1"/></text:p>
      <text:p text:style-name="P1"><text:span text:style-name="T1"/></text:p>
      <text:p text:style-name="P1"><draw:frame text:anchor-type="as-char" svg:width="147.11mm" svg:height="89.54mm" style:rel-width="scale" style:rel-height="scale"><draw:object-ole xlink:href="OleObj7"/><draw:image xlink:href="ObjectReplacements/OleObj7"/></draw:frame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34.20mm" svg:height="184.15mm" style:rel-width="scale" style:rel-height="scale"><draw:object-ole xlink:href="OleObj8"/><draw:image xlink:href="ObjectReplacements/OleObj8"/></draw:frame><text:span text:style-name="T1"/></text:p>
      <text:p text:style-name="P1"><draw:frame text:anchor-type="as-char" svg:width="140.12mm" svg:height="121.71mm" style:rel-width="scale" style:rel-height="scale"><draw:object-ole xlink:href="OleObj9"/><draw:image xlink:href="ObjectReplacements/OleObj9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